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benchmarks.Benchmark_FusedPipelines.filters_Algebras_FusedPull</text:p>
          </table:table-cell>
          <table:table-cell office:value-type="float" office:value="44.7389539855725" calcext:value-type="float">
            <text:p>44.7389539856</text:p>
          </table:table-cell>
          <table:table-cell office:value-type="float" office:value="1.57735237407167" calcext:value-type="float">
            <text:p>1.577352374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filters_Algebras_NotFusedPull</text:p>
          </table:table-cell>
          <table:table-cell office:value-type="float" office:value="63.0815381729102" calcext:value-type="float">
            <text:p>63.0815381729</text:p>
          </table:table-cell>
          <table:table-cell office:value-type="float" office:value="1.49405181154403" calcext:value-type="float">
            <text:p>1.494051811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filters_Java8Streams</text:p>
          </table:table-cell>
          <table:table-cell office:value-type="float" office:value="49.3753847948617" calcext:value-type="float">
            <text:p>49.3753847949</text:p>
          </table:table-cell>
          <table:table-cell office:value-type="float" office:value="1.26053142639904" calcext:value-type="float">
            <text:p>1.260531426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Algebras_FusedPull</text:p>
          </table:table-cell>
          <table:table-cell office:value-type="float" office:value="59.8706762281579" calcext:value-type="float">
            <text:p>59.8706762282</text:p>
          </table:table-cell>
          <table:table-cell office:value-type="float" office:value="1.29031221284065" calcext:value-type="float">
            <text:p>1.29031221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Algebras_NotFusedPull</text:p>
          </table:table-cell>
          <table:table-cell office:value-type="float" office:value="79.7929268051007" calcext:value-type="float">
            <text:p>79.7929268051</text:p>
          </table:table-cell>
          <table:table-cell office:value-type="float" office:value="4.87902601849371" calcext:value-type="float">
            <text:p>4.879026018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Java8Streams</text:p>
          </table:table-cell>
          <table:table-cell office:value-type="float" office:value="64.9521757872619" calcext:value-type="float">
            <text:p>64.9521757873</text:p>
          </table:table-cell>
          <table:table-cell office:value-type="float" office:value="7.87665397852371" calcext:value-type="float">
            <text:p>7.876653978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AlgebrasPull</text:p>
          </table:table-cell>
          <table:table-cell office:value-type="float" office:value="159.520883690179" calcext:value-type="float">
            <text:p>159.5208836902</text:p>
          </table:table-cell>
          <table:table-cell office:value-type="float" office:value="3.8280138897327" calcext:value-type="float">
            <text:p>3.828013889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AlgebrasPush</text:p>
          </table:table-cell>
          <table:table-cell office:value-type="float" office:value="149.345098417857" calcext:value-type="float">
            <text:p>149.3450984179</text:p>
          </table:table-cell>
          <table:table-cell office:value-type="float" office:value="3.45671081642681" calcext:value-type="float">
            <text:p>3.456710816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Baseline</text:p>
          </table:table-cell>
          <table:table-cell office:value-type="float" office:value="60.4715260782164" calcext:value-type="float">
            <text:p>60.4715260782</text:p>
          </table:table-cell>
          <table:table-cell office:value-type="float" office:value="0.918632575838615" calcext:value-type="float">
            <text:p>0.91863257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Java8Streams</text:p>
          </table:table-cell>
          <table:table-cell office:value-type="float" office:value="158.539049725" calcext:value-type="float">
            <text:p>158.539049725</text:p>
          </table:table-cell>
          <table:table-cell office:value-type="float" office:value="3.80689273409515" calcext:value-type="float">
            <text:p>3.806892734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count_AlgebrasPull</text:p>
          </table:table-cell>
          <table:table-cell office:value-type="float" office:value="4.66796096137482" calcext:value-type="float">
            <text:p>4.6679609614</text:p>
          </table:table-cell>
          <table:table-cell office:value-type="float" office:value="0.203623855970202" calcext:value-type="float">
            <text:p>0.20362385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count_AlgebrasPush</text:p>
          </table:table-cell>
          <table:table-cell office:value-type="float" office:value="3.85129272494649" calcext:value-type="float">
            <text:p>3.8512927249</text:p>
          </table:table-cell>
          <table:table-cell office:value-type="float" office:value="0.0369854511443787" calcext:value-type="float">
            <text:p>0.036985451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count_Baseline</text:p>
          </table:table-cell>
          <table:table-cell office:value-type="float" office:value="6.12139643327794" calcext:value-type="float">
            <text:p>6.1213964333</text:p>
          </table:table-cell>
          <table:table-cell office:value-type="float" office:value="0.0640151750113768" calcext:value-type="float">
            <text:p>0.06401517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count_Java8Streams</text:p>
          </table:table-cell>
          <table:table-cell office:value-type="float" office:value="4.16420978903004" calcext:value-type="float">
            <text:p>4.164209789</text:p>
          </table:table-cell>
          <table:table-cell office:value-type="float" office:value="0.0665709060094239" calcext:value-type="float">
            <text:p>0.066570906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ilter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Fused</text:p>
          </table:table-cell>
          <table:table-cell office:value-type="float" office:value="44.7389539855725" calcext:value-type="float">
            <text:p>44.7389539856</text:p>
          </table:table-cell>
          <table:table-cell office:value-type="float" office:value="1.57735237407167" calcext:value-type="float">
            <text:p>1.5773523741</text:p>
          </table:table-cell>
          <table:table-cell/>
        </table:table-row>
        <table:table-row table:style-name="ro1">
          <table:table-cell office:value-type="string" calcext:value-type="string">
            <text:p>NotFused</text:p>
          </table:table-cell>
          <table:table-cell office:value-type="float" office:value="63.0815381729102" calcext:value-type="float">
            <text:p>63.0815381729</text:p>
          </table:table-cell>
          <table:table-cell office:value-type="float" office:value="1.49405181154403" calcext:value-type="float">
            <text:p>1.4940518115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49.3753847948617" calcext:value-type="float">
            <text:p>49.3753847949</text:p>
          </table:table-cell>
          <table:table-cell office:value-type="float" office:value="1.26053142639904" calcext:value-type="float">
            <text:p>1.260531426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ter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Fused</text:p>
          </table:table-cell>
          <table:table-cell office:value-type="float" office:value="59.8706762281579" calcext:value-type="float">
            <text:p>59.8706762282</text:p>
          </table:table-cell>
          <table:table-cell office:value-type="float" office:value="1.29031221284065" calcext:value-type="float">
            <text:p>1.2903122128</text:p>
          </table:table-cell>
          <table:table-cell/>
        </table:table-row>
        <table:table-row table:style-name="ro1">
          <table:table-cell office:value-type="string" calcext:value-type="string">
            <text:p>NotFused</text:p>
          </table:table-cell>
          <table:table-cell office:value-type="float" office:value="79.7929268051007" calcext:value-type="float">
            <text:p>79.7929268051</text:p>
          </table:table-cell>
          <table:table-cell office:value-type="float" office:value="4.87902601849371" calcext:value-type="float">
            <text:p>4.8790260185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64.9521757872619" calcext:value-type="float">
            <text:p>64.9521757873</text:p>
          </table:table-cell>
          <table:table-cell office:value-type="float" office:value="7.87665397852371" calcext:value-type="float">
            <text:p>7.87665397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59.520883690179" calcext:value-type="float">
            <text:p>159.5208836902</text:p>
          </table:table-cell>
          <table:table-cell office:value-type="float" office:value="3.8280138897327" calcext:value-type="float">
            <text:p>3.8280138897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49.345098417857" calcext:value-type="float">
            <text:p>149.3450984179</text:p>
          </table:table-cell>
          <table:table-cell office:value-type="float" office:value="3.45671081642681" calcext:value-type="float">
            <text:p>3.4567108164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60.4715260782164" calcext:value-type="float">
            <text:p>60.4715260782</text:p>
          </table:table-cell>
          <table:table-cell office:value-type="float" office:value="0.918632575838615" calcext:value-type="float">
            <text:p>0.9186325758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158.539049725" calcext:value-type="float">
            <text:p>158.539049725</text:p>
          </table:table-cell>
          <table:table-cell office:value-type="float" office:value="3.80689273409515" calcext:value-type="float">
            <text:p>3.806892734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4.66796096137482" calcext:value-type="float">
            <text:p>4.6679609614</text:p>
          </table:table-cell>
          <table:table-cell office:value-type="float" office:value="0.203623855970202" calcext:value-type="float">
            <text:p>0.203623856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.85129272494649" calcext:value-type="float">
            <text:p>3.8512927249</text:p>
          </table:table-cell>
          <table:table-cell office:value-type="float" office:value="0.0369854511443787" calcext:value-type="float">
            <text:p>0.0369854511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6.12139643327794" calcext:value-type="float">
            <text:p>6.1213964333</text:p>
          </table:table-cell>
          <table:table-cell office:value-type="float" office:value="0.0640151750113768" calcext:value-type="float">
            <text:p>0.064015175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4.16420978903004" calcext:value-type="float">
            <text:p>4.164209789</text:p>
          </table:table-cell>
          <table:table-cell office:value-type="float" office:value="0.0665709060094239" calcext:value-type="float">
            <text:p>0.0665709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22:27:36.884039467</dc:date>
    <dc:creator>Aggelos Biboudis</dc:creator>
    <meta:document-statistic meta:table-count="1" meta:cell-count="114" meta:object-count="0"/>
    <meta:generator>LibreOffice/4.2.7.2$Linux_X86_64 LibreOffice_project/420$Build-2</meta:generator>
  </office:meta>
</office:document-meta>
</file>